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 Mono" fo:font-size="400pt" officeooo:rsid="000e4982" officeooo:paragraph-rsid="000e4982" style:font-size-asian="400pt" style:font-size-complex="40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</text:p>
      <text:p text:style-name="P1"><text:soft-page-break/>1</text:p>
      <text:p text:style-name="P1"><text:soft-page-break/>2</text:p>
      <text:p text:style-name="P1"><text:soft-page-break/>3</text:p>
      <text:p text:style-name="P1"><text:soft-page-break/>4</text:p>
      <text:p text:style-name="P1"><text:soft-page-break/>5</text:p>
      <text:p text:style-name="P1"><text:soft-page-break/>6</text:p>
      <text:p text:style-name="P1"><text:soft-page-break/>7</text:p>
      <text:p text:style-name="P1"><text:soft-page-break/>8</text:p>
      <text:p text:style-name="P1"><text:soft-page-break/>9</text:p>
      <text:p text:style-name="P1"><text:soft-page-break/>10</text:p>
      <text:p text:style-name="P1"><text:soft-page-break/>11</text:p>
      <text:p text:style-name="P1"><text:soft-page-break/>12</text:p>
      <text:p text:style-name="P1"><text:soft-page-break/>13</text:p>
      <text:p text:style-name="P1"><text:soft-page-break/>14</text:p>
      <text:p text:style-name="P1"><text:soft-page-break/>15</text:p>
      <text:p text:style-name="P1"><text:soft-page-break/>16</text:p>
      <text:p text:style-name="P1"><text:soft-page-break/>17</text:p>
      <text:p text:style-name="P1"><text:soft-page-break/>18</text:p>
      <text:p text:style-name="P1"><text:soft-page-break/>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7:43:37.268940262</meta:creation-date>
    <dc:date>2018-11-27T17:45:03.887387463</dc:date>
    <meta:editing-duration>PT1M26S</meta:editing-duration>
    <meta:editing-cycles>2</meta:editing-cycles>
    <meta:generator>LibreOffice/5.4.6.2$Linux_X86_64 LibreOffice_project/40m0$Build-2</meta:generator>
    <meta:document-statistic meta:table-count="0" meta:image-count="0" meta:object-count="0" meta:page-count="20" meta:paragraph-count="20" meta:word-count="20" meta:character-count="30" meta:non-whitespace-character-count="30"/>
  </office:meta>
</office:document-meta>
</file>